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3.048cm" svg:x="3.54cm" svg:y="3.159cm">
          <text:p text:style-name="P1">Communic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969cm" svg:height="3.048cm" svg:x="3.667cm" svg:y="9.001cm">
          <text:p text:style-name="P1">Navig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7.874cm" svg:height="5.207cm" svg:x="4.048cm" svg:y="14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572cm" svg:height="2.286cm" svg:x="6.842cm" svg:y="17.002cm">
          <text:p text:style-name="P1">PID 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5.969cm" svg:height="3.048cm" svg:x="13.827cm" svg:y="16.875cm">
          <text:p text:style-name="P1">Pose estima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.403cm" svg:height="0.962cm" svg:x="6.598cm" svg:y="14.843cm">
          <draw:text-box>
            <text:p>Motion</text:p>
          </draw:text-box>
        </draw:frame>
        <draw:connector draw:style-name="gr3" draw:text-style-name="P1" draw:layer="layout" draw:type="curve" svg:x1="6.651cm" svg:y1="12.049cm" svg:x2="7.985cm" svg:y2="14.462cm" draw:start-shape="id1" draw:start-glue-point="2" draw:end-shape="id2" draw:end-glue-point="0" svg:d="m6651 12049c0 1809 1334 603 1334 2413" svg:viewBox="0 0 1335 2414">
          <text:p/>
        </draw:connector>
        <draw:connector draw:style-name="gr4" draw:text-style-name="P1" draw:layer="layout" draw:type="curve" svg:x1="13.827cm" svg:y1="18.399cm" svg:x2="11.922cm" svg:y2="17.065cm" draw:start-shape="id3" draw:start-glue-point="3" draw:end-shape="id2" draw:end-glue-point="1" svg:d="m13827 18399c-1429 0-477-1334-1905-1334" svg:viewBox="0 0 1906 1335">
          <text:p/>
        </draw:connector>
        <draw:custom-shape draw:style-name="gr1" draw:text-style-name="P1" xml:id="id4" draw:id="id4" draw:layer="layout" svg:width="5.969cm" svg:height="3.048cm" svg:x="12.43cm" svg:y="8.62cm">
          <text:p text:style-name="P1">Navig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svg:x1="16.811cm" svg:y1="16.875cm" svg:x2="15.414cm" svg:y2="11.668cm" draw:start-shape="id3" draw:start-glue-point="0" draw:end-shape="id4" draw:end-glue-point="2" svg:d="m16811 16875c0-3904-1397-1301-1397-5207" svg:viewBox="0 0 1398 520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ser </meta:initial-creator>
    <meta:creation-date>2015-01-15T02:05:30</meta:creation-date>
    <dc:date>2015-01-15T09:00:46</dc:date>
    <dc:creator>user </dc:creator>
    <meta:editing-duration>PT42M49S</meta:editing-duration>
    <meta:editing-cycles>8</meta:editing-cycles>
    <meta:generator>LibreOffice/3.5$Linux_x86 LibreOffice_project/350m1$Build-2</meta:generator>
    <meta:document-statistic meta:object-count="10"/>
  </office:meta>
</office:document-meta>
</file>